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mt" svg:font-family="'Arial mt'" style:font-family-generic="swiss"/>
    <style:font-face style:name="ArialMT" svg:font-family="ArialMT" style:font-charset="x-symbol"/>
    <style:font-face style:name="ArialMT1" svg:font-family="ArialMT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OpenSymbol" svg:font-family="OpenSymbol" style:font-charset="x-symbol"/>
    <style:font-face style:name="Roboto-Bold" svg:font-family="Roboto-Bold" style:font-family-generic="roman" style:font-pitch="variable"/>
    <style:font-face style:name="Roboto-Regular" svg:font-family="Roboto-Regular" style:font-family-generic="roman" style:font-pitch="variable"/>
    <style:font-face style:name="Symbol" svg:font-family="Symbol" style:font-charset="x-symbol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 mt" fo:font-size="12pt" officeooo:paragraph-rsid="001804f7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 mt"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Arial mt" fo:font-size="12pt" fo:font-weight="bold" officeooo:paragraph-rsid="001804f7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 mt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 mt" fo:font-size="11pt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style:font-name="Arial mt" fo:font-size="11pt" officeooo:paragraph-rsid="001804f7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Arial mt" fo:font-size="11pt" fo:font-weight="normal" officeooo:paragraph-rsid="001804f7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 mt" fo:font-size="11pt" fo:font-weight="normal" officeooo:rsid="001804f7" officeooo:paragraph-rsid="001804f7" style:font-size-asian="11pt" style:font-weight-asian="normal" style:font-size-complex="11pt" style:font-weight-complex="normal"/>
    </style:style>
    <style:style style:name="P9" style:family="paragraph" style:parent-style-name="normal">
      <style:paragraph-properties fo:text-align="start" style:justify-single-word="false"/>
      <style:text-properties fo:font-size="12pt" officeooo:paragraph-rsid="001804f7" style:font-size-asian="12pt" style:font-size-complex="12pt"/>
    </style:style>
    <style:style style:name="P10" style:family="paragraph" style:parent-style-name="normal">
      <style:paragraph-properties fo:text-align="start" style:justify-single-word="false"/>
      <style:text-properties style:font-name="Arial mt" fo:font-size="12pt" fo:font-weight="normal" officeooo:paragraph-rsid="001804f7" style:font-size-asian="12pt" style:font-weight-asian="normal" style:font-size-complex="12pt" style:font-weight-complex="normal"/>
    </style:style>
    <style:style style:name="P11" style:family="paragraph" style:parent-style-name="normal">
      <style:paragraph-properties fo:text-align="start" style:justify-single-word="false"/>
      <style:text-properties style:font-name="Arial mt" fo:font-size="12pt" fo:font-weight="normal" officeooo:rsid="001804f7" officeooo:paragraph-rsid="001804f7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212529" loext:opacity="100%" style:font-name="apple-system" fo:letter-spacing="normal" fo:font-style="normal" fo:font-weight="normal" style:font-name-asian="ArialMT1" style:font-weight-asian="bold" style:font-name-complex="ArialMT1"/>
    </style:style>
    <style:style style:name="T2" style:family="text">
      <style:text-properties fo:font-variant="normal" fo:text-transform="none" fo:color="#212529" loext:opacity="100%" style:font-name="apple-system" fo:letter-spacing="normal" fo:font-style="normal" officeooo:rsid="001804f7" style:font-name-asian="ArialMT1" style:font-weight-asian="bold" style:font-name-complex="ArialMT1"/>
    </style:style>
    <style:style style:name="T3" style:family="text">
      <style:text-properties fo:font-variant="normal" fo:text-transform="none" fo:color="#212529" loext:opacity="100%" style:text-position="sub 58%" style:font-name="apple-system" fo:letter-spacing="normal" fo:font-style="normal" officeooo:rsid="001804f7" style:font-name-asian="ArialMT1" style:font-weight-asian="bold" style:font-name-complex="ArialMT1"/>
    </style:style>
    <style:style style:name="T4" style:family="text">
      <style:text-properties fo:font-variant="normal" fo:text-transform="none" fo:color="#212529" loext:opacity="100%" style:text-position="0% 100%" style:font-name="apple-system" fo:letter-spacing="normal" fo:font-style="normal" officeooo:rsid="001804f7" style:font-name-asian="ArialMT1" style:font-weight-asian="bold" style:font-name-complex="ArialMT1"/>
    </style:style>
    <style:style style:name="T5" style:family="text">
      <style:text-properties fo:font-variant="normal" fo:text-transform="none" fo:color="#212529" loext:opacity="100%" style:text-position="0% 100%" style:font-name="apple-system" fo:letter-spacing="normal" fo:font-style="normal" style:font-name-asian="ArialMT1" style:font-weight-asian="bold" style:font-name-complex="ArialMT1"/>
    </style:style>
    <style:style style:name="T6" style:family="text">
      <style:text-properties fo:font-variant="normal" fo:text-transform="none" fo:color="#212529" loext:opacity="100%" style:text-position="0% 100%" style:font-name="apple-system" fo:font-size="12pt" fo:letter-spacing="normal" fo:font-style="normal" style:font-name-asian="ArialMT1" style:font-size-asian="12pt" style:font-weight-asian="bold" style:font-name-complex="ArialMT1" style:font-size-complex="12pt"/>
    </style:style>
    <style:style style:name="T7" style:family="text">
      <style:text-properties fo:font-variant="normal" fo:text-transform="none" fo:color="#000000" loext:opacity="100%" style:font-name="Symbol" fo:letter-spacing="normal" fo:font-style="normal" fo:font-weight="bold" style:font-name-asian="ArialMT1" style:font-weight-asian="bold" style:font-name-complex="ArialMT1"/>
    </style:style>
    <style:style style:name="T8" style:family="text">
      <style:text-properties fo:font-variant="normal" fo:text-transform="none" fo:color="#000000" loext:opacity="100%" fo:letter-spacing="normal" fo:font-style="normal" fo:font-weight="bold" style:font-name-asian="ArialMT1" style:font-weight-asian="bold" style:font-name-complex="ArialMT1"/>
    </style:style>
    <style:style style:name="T9" style:family="text">
      <style:text-properties fo:font-variant="normal" fo:text-transform="none" fo:color="#000000" loext:opacity="100%" fo:letter-spacing="normal" fo:font-style="normal" fo:font-weight="bold" style:font-name-asian="ArialMT1" style:font-weight-asian="bold" style:font-name-complex="ArialMT1"/>
    </style:style>
    <style:style style:name="T10" style:family="text">
      <style:text-properties fo:font-variant="normal" fo:text-transform="none" fo:color="#000000" loext:opacity="100%" style:text-position="0% 100%" style:font-name="Symbol" fo:letter-spacing="normal" fo:font-style="normal" fo:font-weight="bold" style:font-name-asian="ArialMT1" style:font-weight-asian="bold" style:font-name-complex="ArialMT1"/>
    </style:style>
    <style:style style:name="T11" style:family="text">
      <style:text-properties fo:font-variant="normal" fo:text-transform="none" fo:color="#495057" loext:opacity="100%" style:text-position="sub 58%" fo:font-size="11pt" fo:letter-spacing="normal" fo:font-style="normal" officeooo:rsid="001804f7" style:font-name-asian="ArialMT1" style:font-size-asian="11pt" style:font-weight-asian="bold" style:font-name-complex="ArialMT1" style:font-size-complex="11pt"/>
    </style:style>
    <style:style style:name="T12" style:family="text">
      <style:text-properties fo:font-variant="normal" fo:text-transform="none" fo:color="#495057" loext:opacity="100%" style:text-position="sub 58%" fo:font-size="11pt" fo:letter-spacing="normal" fo:font-style="normal" style:font-name-asian="ArialMT1" style:font-size-asian="11pt" style:font-weight-asian="bold" style:font-name-complex="ArialMT1" style:font-size-complex="11pt"/>
    </style:style>
    <style:style style:name="T13" style:family="text">
      <style:text-properties fo:font-variant="normal" fo:text-transform="none" fo:color="#495057" loext:opacity="100%" style:text-position="sub 58%" fo:letter-spacing="normal" fo:font-style="normal" officeooo:rsid="001804f7" style:font-name-asian="ArialMT1" style:font-name-complex="ArialMT1"/>
    </style:style>
    <style:style style:name="T14" style:family="text">
      <style:text-properties fo:font-variant="normal" fo:text-transform="none" fo:color="#495057" loext:opacity="100%" style:text-position="sub 58%" fo:letter-spacing="normal" fo:font-style="normal" style:font-name-asian="ArialMT1" style:font-name-complex="ArialMT1"/>
    </style:style>
    <style:style style:name="T15" style:family="text">
      <style:text-properties fo:font-variant="normal" fo:text-transform="none" fo:color="#495057" loext:opacity="100%" style:text-position="0% 100%" fo:letter-spacing="normal" fo:font-style="normal" officeooo:rsid="001804f7" style:font-name-asian="ArialMT1" style:font-name-complex="ArialMT1"/>
    </style:style>
    <style:style style:name="T16" style:family="text">
      <style:text-properties fo:font-variant="normal" fo:text-transform="none" fo:color="#495057" loext:opacity="100%" style:text-position="0% 100%" fo:letter-spacing="normal" fo:font-style="normal" style:font-name-asian="ArialMT1" style:font-name-complex="ArialMT1"/>
    </style:style>
    <style:style style:name="T17" style:family="text">
      <style:text-properties fo:font-variant="normal" fo:text-transform="none" fo:color="#495057" loext:opacity="100%" style:text-position="0% 100%" fo:font-size="11pt" fo:letter-spacing="normal" fo:font-style="normal" style:font-name-asian="ArialMT1" style:font-size-asian="11pt" style:font-name-complex="ArialMT1" style:font-size-complex="11pt"/>
    </style:style>
    <style:style style:name="T18" style:family="text">
      <style:text-properties fo:color="#495057" loext:opacity="100%"/>
    </style:style>
    <style:style style:name="T19" style:family="text">
      <style:text-properties fo:color="#495057" loext:opacity="100%" fo:font-weight="bold" style:font-weight-asian="bold"/>
    </style:style>
    <style:style style:name="T20" style:family="text">
      <style:text-properties fo:color="#495057" loext:opacity="100%" officeooo:rsid="001804f7"/>
    </style:style>
    <style:style style:name="T21" style:family="text">
      <style:text-properties fo:color="#495057" loext:opacity="100%" style:text-position="sub 58%"/>
    </style:style>
    <style:style style:name="T22" style:family="text">
      <style:text-properties fo:color="#495057" loext:opacity="100%" fo:font-size="11pt" fo:font-weight="normal" officeooo:rsid="001804f7" style:font-size-asian="11pt" style:font-weight-asian="normal" style:font-size-complex="11pt" style:font-weight-complex="normal"/>
    </style:style>
    <style:style style:name="T23" style:family="text">
      <style:text-properties fo:color="#495057" loext:opacity="100%" style:text-position="0% 100%"/>
    </style:style>
    <style:style style:name="T24" style:family="text">
      <style:text-properties style:text-position="sub 58%"/>
    </style:style>
    <style:style style:name="T25" style:family="text">
      <style:text-properties style:text-position="0% 100%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δ - Delta / Θ - Theta / π - Pi / ρ - Rho / σ - Sigma / </text:span><text:span text:style-name="T7">Ç È</text:span></text:p>
      <text:p text:style-name="P9"><text:span text:style-name="T7"/></text:p>
      <text:p text:style-name="P1"><text:span text:style-name="T8">Ejercicio 8</text:span></text:p>
      <text:p text:style-name="P2"><text:span text:style-name="T18"/></text:p>
      <text:p text:style-name="P5"><text:span text:style-name="T19">Box </text:span><text:span text:style-name="T18">= (nroBox,m2, ubicación, capacidad, ocupacion) //ocupación es un numérico indicando cantidad de mascotas en el box actualmente, capacidad es una descripción.</text:span></text:p>
      <text:p text:style-name="P5"><text:span text:style-name="T19">Mascota </text:span><text:span text:style-name="T18">= (codMascota,nombre, edad, raza, peso, telefonoContacto)</text:span></text:p>
      <text:p text:style-name="P5"><text:span text:style-name="T19">Veterinario </text:span><text:span text:style-name="T18">= (matricula, CUIT, nombYAp, direccion, telefono)</text:span></text:p>
      <text:p text:style-name="P6"><text:span text:style-name="T19">Supervision </text:span><text:span text:style-name="T18">= (codMascota,nroBox, fechaEntra, fechaSale?, matricula(fk), descripcionEstadia)</text:span></text:p>
      <text:p text:style-name="P6"><text:span text:style-name="T18">//fechaSale tiene valor null si la mascota está actualmente en el box</text:span></text:p>
      <text:p text:style-name="P6"><text:span text:style-name="T18"/></text:p>
      <text:p text:style-name="P7"><text:span text:style-name="T20">B &lt;= </text:span><text:span text:style-name="T18">Box</text:span></text:p>
      <text:p text:style-name="P7"><text:span text:style-name="T20">M &lt;= </text:span><text:span text:style-name="T18">Mascota</text:span></text:p>
      <text:p text:style-name="P7"><text:span text:style-name="T20">V &lt;= </text:span><text:span text:style-name="T18">Veterinario</text:span></text:p>
      <text:p text:style-name="P8"><text:span text:style-name="T18">S &lt;= Supervision</text:span></text:p>
      <text:p text:style-name="P2"><text:span text:style-name="T18"/></text:p>
      <text:p text:style-name="P3"><text:span text:style-name="T18">1. Modificar nombre y apellido al veterinario con matricula: ‘MP 10000’, deberá llamarse: ‘Pablo Lopez’.</text:span></text:p>
      <text:p text:style-name="P3"><text:span text:style-name="T22"/></text:p>
      <text:p text:style-name="P7"><text:span text:style-name="T20">V &lt;= Veterinario</text:span></text:p>
      <text:p text:style-name="P7"><text:span text:style-name="T20"/></text:p>
      <text:p text:style-name="P10"><text:span text:style-name="T2">δ</text:span><text:span text:style-name="T3"> </text:span><text:span text:style-name="T11">nombYAp « </text:span><text:span text:style-name="T13">‘Pablo Lopez’</text:span><text:span text:style-name="T15"> ( </text:span><text:span text:style-name="T4">σ </text:span><text:span text:style-name="T11">matricula = “MP 10000” </text:span><text:span text:style-name="T15">(V))</text:span></text:p>
      <text:p text:style-name="P3"><text:span text:style-name="T22"/></text:p>
      <text:p text:style-name="P4"><text:span text:style-name="T18"/></text:p>
      <text:p text:style-name="P4"><text:span text:style-name="T18">2. Listar nombre, edad, raza, peso de mascotas que tengan supervisiones con el veterinario con matricula : ‘MP 1000’ y con el veterinario con matricula: ‘MN 4545’.</text:span></text:p>
      <text:p text:style-name="P4"><text:span text:style-name="T18"/></text:p>
      <text:p text:style-name="P7"><text:span text:style-name="T20">M &lt;= </text:span><text:span text:style-name="T18">Mascota</text:span></text:p>
      <text:p text:style-name="P7"><text:span text:style-name="T20">V &lt;= </text:span><text:span text:style-name="T18">Veterinario</text:span></text:p>
      <text:p text:style-name="P8"><text:span text:style-name="T18">S &lt;= Supervision</text:span></text:p>
      <text:p text:style-name="P8"><text:span text:style-name="T18"/></text:p>
      <text:p text:style-name="P8"><text:span text:style-name="T18">Todo &lt;= S |x| M |x| V </text:span></text:p>
      <text:p text:style-name="P8"><text:span text:style-name="T18"/></text:p>
      <text:p text:style-name="P11"><text:span text:style-name="T5">π </text:span><text:span text:style-name="T12">nombre, edad, raza, peso </text:span><text:span text:style-name="T5">(( σ </text:span><text:span text:style-name="T12">matricula = “MP 1000” </text:span><text:span text:style-name="T16">(</text:span><text:span text:style-name="T17">Todo</text:span><text:span text:style-name="T16">)) </text:span><text:span text:style-name="T10">Ç </text:span><text:span text:style-name="T16">( </text:span><text:span text:style-name="T5">σ </text:span><text:span text:style-name="T12">matricula = “MP 1000” </text:span><text:span text:style-name="T16">(</text:span><text:span text:style-name="T17">Todo</text:span><text:span text:style-name="T16">)))</text:span></text:p>
      <text:p text:style-name="P4"><text:span text:style-name="T18"/></text:p>
      <text:p text:style-name="P4"><text:span text:style-name="T18"/></text:p>
      <text:p text:style-name="P4"><text:span text:style-name="T18"/></text:p>
      <text:p text:style-name="P3"><text:span text:style-name="T18">3. Listar nroBox, m2, ubicación, capacidad y nombre de mascota para supervisiones con fecha de entrada (fechaEntra) durante 2020.</text:span></text:p>
      <text:p text:style-name="P3"><text:span text:style-name="T18"/></text:p>
      <text:p text:style-name="P7"><text:span text:style-name="T20">B &lt;= </text:span><text:span text:style-name="T18">Box</text:span></text:p>
      <text:p text:style-name="P7"><text:span text:style-name="T20">M &lt;= </text:span><text:span text:style-name="T18">Mascota</text:span></text:p>
      <text:p text:style-name="P7"><text:span text:style-name="T20">V &lt;= </text:span><text:span text:style-name="T18">Veterinario</text:span></text:p>
      <text:p text:style-name="P8"><text:span text:style-name="T18">S &lt;= Supervision</text:span></text:p>
      <text:p text:style-name="P8"><text:span text:style-name="T18"/></text:p>
      <text:p text:style-name="P8"><text:span text:style-name="T6">π </text:span><text:span text:style-name="T14">nroBox,m2, ubicación, capacidad, nombre </text:span><text:span text:style-name="T6">( σ </text:span><text:span text:style-name="T21">fechaEntra&gt;=01/01/2020 ^ fechaEntra &lt;=31/12/2020 <text:s/></text:span><text:span text:style-name="T23">(</text:span><text:span text:style-name="T18">S) |x| B |x| M )</text:span></text:p>
      <text:p text:style-name="P8"><text:span text:style-name="T18"/></text:p>
      <text:p text:style-name="P8"><text:span text:style-name="T2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mt" svg:font-family="'Arial mt'" style:font-family-generic="swiss"/>
    <style:font-face style:name="ArialMT" svg:font-family="ArialMT" style:font-charset="x-symbol"/>
    <style:font-face style:name="ArialMT1" svg:font-family="ArialMT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OpenSymbol" svg:font-family="OpenSymbol" style:font-charset="x-symbol"/>
    <style:font-face style:name="Roboto-Bold" svg:font-family="Roboto-Bold" style:font-family-generic="roman" style:font-pitch="variable"/>
    <style:font-face style:name="Roboto-Regular" svg:font-family="Roboto-Regular" style:font-family-generic="roman" style:font-pitch="variable"/>
    <style:font-face style:name="Symbol" svg:font-family="Symbol" style:font-charset="x-symbol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MS Mincho" style:font-size-asian="10.5pt" style:language-asian="ja" style:country-asian="JP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MS Mincho" style:font-size-asian="10.5pt" style:language-asian="ja" style:country-asian="JP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normal" style:family="paragraph" style:default-outline-level="">
      <style:paragraph-properties fo:margin-top="0cm" fo:margin-bottom="0cm" style:contextual-spacing="false" fo:text-align="start" style:justify-single-word="false" fo:orphans="2" fo:widows="2" style:writing-mode="lr-tb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5T02:08:07.924000000</meta:creation-date>
    <meta:generator>LibreOffice/7.2.2.2$Windows_X86_64 LibreOffice_project/02b2acce88a210515b4a5bb2e46cbfb63fe97d56</meta:generator>
    <dc:date>2021-11-05T02:21:49.411000000</dc:date>
    <meta:editing-duration>PT13M41S</meta:editing-duration>
    <meta:editing-cycles>1</meta:editing-cycles>
    <meta:document-statistic meta:table-count="0" meta:image-count="0" meta:object-count="0" meta:page-count="1" meta:paragraph-count="26" meta:word-count="232" meta:character-count="1367" meta:non-whitespace-character-count="1159"/>
  </office:meta>
</office:document-meta>
</file>